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9.83mm"/>
    </style:style>
    <style:style style:name="co2" style:family="table-column">
      <style:table-column-properties fo:break-before="auto" style:column-width="53.08mm"/>
    </style:style>
    <style:style style:name="co3" style:family="table-column">
      <style:table-column-properties fo:break-before="auto" style:column-width="56.67mm"/>
    </style:style>
    <style:style style:name="co4" style:family="table-column">
      <style:table-column-properties fo:break-before="auto" style:column-width="25.42mm"/>
    </style:style>
    <style:style style:name="co5" style:family="table-column">
      <style:table-column-properties fo:break-before="auto" style:column-width="32.07mm"/>
    </style:style>
    <style:style style:name="co6" style:family="table-column">
      <style:table-column-properties fo:break-before="auto" style:column-width="27.64mm"/>
    </style:style>
    <style:style style:name="co7" style:family="table-column">
      <style:table-column-properties fo:break-before="auto" style:column-width="39.53mm"/>
    </style:style>
    <style:style style:name="co8" style:family="table-column">
      <style:table-column-properties fo:break-before="auto" style:column-width="34.27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 style:data-style-name="N2"/>
  </office:automatic-styles>
  <office:body>
    <office:spreadsheet>
      <table:calculation-settings table:automatic-find-labels="false"/>
      <table:table table:name="Arkusz1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ce1" office:value-type="string" calcext:value-type="string">
            <text:p>Nazwa obiektu</text:p>
          </table:table-cell>
          <table:table-cell table:style-name="ce3" office:value-type="string" calcext:value-type="string">
            <text:p>Poziom piętrzenia normalny</text:p>
          </table:table-cell>
          <table:table-cell table:style-name="ce3" office:value-type="string" calcext:value-type="string">
            <text:p>Poziom piętrzenia maksymalny</text:p>
          </table:table-cell>
          <table:table-cell table:style-name="ce3" office:value-type="string" calcext:value-type="string">
            <text:p>Poziom niski</text:p>
          </table:table-cell>
          <table:table-cell table:style-name="ce3" office:value-type="string" calcext:value-type="string">
            <text:p>Poziom normalny</text:p>
          </table:table-cell>
          <table:table-cell table:style-name="ce3" office:value-type="string" calcext:value-type="string">
            <text:p>Poziom wysoki</text:p>
          </table:table-cell>
          <table:table-cell table:style-name="ce3" office:value-type="string" calcext:value-type="string">
            <text:p>Poziom ostrzegawczy</text:p>
          </table:table-cell>
          <table:table-cell table:style-name="ce3" office:value-type="string" calcext:value-type="string">
            <text:p>Poziom alarmowy</text:p>
          </table:table-cell>
        </table:table-row>
        <table:table-row table:style-name="ro1">
          <table:table-cell office:value-type="string" calcext:value-type="string">
            <text:p>Zbiornik nr 1 Jelitkowska</text:p>
          </table:table-cell>
          <table:table-cell table:style-name="ce8" office:value-type="float" office:value="1.58" calcext:value-type="float">
            <text:p>1,58</text:p>
          </table:table-cell>
          <table:table-cell table:style-name="ce8" office:value-type="float" office:value="2.18" calcext:value-type="float">
            <text:p>2,18</text:p>
          </table:table-cell>
          <table:table-cell table:style-name="ce8" table:formula="of:=[.B2]-(([.C2]-[.B2])/3)" office:value-type="float" office:value="1.38" calcext:value-type="float">
            <text:p>1,38</text:p>
          </table:table-cell>
          <table:table-cell table:style-name="ce8" table:formula="of:=(([.C2]-[.B2])/3)+[.B2]" office:value-type="float" office:value="1.78" calcext:value-type="float">
            <text:p>1,78</text:p>
          </table:table-cell>
          <table:table-cell table:style-name="ce8" table:formula="of:=((([.C2]-[.B2])/3)*2)+[.B2]" office:value-type="float" office:value="1.98" calcext:value-type="float">
            <text:p>1,98</text:p>
          </table:table-cell>
          <table:table-cell table:style-name="ce8" table:formula="of:=[.C2]" office:value-type="float" office:value="2.18" calcext:value-type="float">
            <text:p>2,18</text:p>
          </table:table-cell>
          <table:table-cell office:value-type="string" calcext:value-type="string">
            <text:p>Wszystko powyżej</text:p>
          </table:table-cell>
        </table:table-row>
        <table:table-row table:style-name="ro1">
          <table:table-cell office:value-type="string" calcext:value-type="string">
            <text:p>Zbiornik nr 2 Orłowska</text:p>
          </table:table-cell>
          <table:table-cell table:style-name="ce8" office:value-type="float" office:value="5.6" calcext:value-type="float">
            <text:p>5,60</text:p>
          </table:table-cell>
          <table:table-cell table:style-name="ce8" office:value-type="float" office:value="6.1" calcext:value-type="float">
            <text:p>6,10</text:p>
          </table:table-cell>
          <table:table-cell table:style-name="ce8" table:formula="of:=[.B3]-(([.C3]-[.B3])/3)" office:value-type="float" office:value="5.43333333333333" calcext:value-type="float">
            <text:p>5,43</text:p>
          </table:table-cell>
          <table:table-cell table:style-name="ce8" table:formula="of:=(([.C3]-[.B3])/3)+[.B3]" office:value-type="float" office:value="5.76666666666667" calcext:value-type="float">
            <text:p>5,77</text:p>
          </table:table-cell>
          <table:table-cell table:style-name="ce8" table:formula="of:=((([.C3]-[.B3])/3)*2)+[.B3]" office:value-type="float" office:value="5.93333333333333" calcext:value-type="float">
            <text:p>5,93</text:p>
          </table:table-cell>
          <table:table-cell table:style-name="ce8" table:formula="of:=[.C3]" office:value-type="float" office:value="6.1" calcext:value-type="float">
            <text:p>6,10</text:p>
          </table:table-cell>
          <table:table-cell office:value-type="string" calcext:value-type="string">
            <text:p>Wszystko powyżej</text:p>
          </table:table-cell>
        </table:table-row>
        <table:table-row table:style-name="ro1">
          <table:table-cell office:value-type="string" calcext:value-type="string">
            <text:p>Zbiornik nr 3 Chłopska</text:p>
          </table:table-cell>
          <table:table-cell table:style-name="ce8" office:value-type="float" office:value="9" calcext:value-type="float">
            <text:p>9,00</text:p>
          </table:table-cell>
          <table:table-cell table:style-name="ce8" office:value-type="float" office:value="9.5" calcext:value-type="float">
            <text:p>9,50</text:p>
          </table:table-cell>
          <table:table-cell table:style-name="ce8" table:formula="of:=[.B4]-(([.C4]-[.B4])/3)" office:value-type="float" office:value="8.83333333333333" calcext:value-type="float">
            <text:p>8,83</text:p>
          </table:table-cell>
          <table:table-cell table:style-name="ce8" table:formula="of:=(([.C4]-[.B4])/3)+[.B4]" office:value-type="float" office:value="9.16666666666667" calcext:value-type="float">
            <text:p>9,17</text:p>
          </table:table-cell>
          <table:table-cell table:style-name="ce8" table:formula="of:=((([.C4]-[.B4])/3)*2)+[.B4]" office:value-type="float" office:value="9.33333333333333" calcext:value-type="float">
            <text:p>9,33</text:p>
          </table:table-cell>
          <table:table-cell table:style-name="ce8" table:formula="of:=[.C4]" office:value-type="float" office:value="9.5" calcext:value-type="float">
            <text:p>9,50</text:p>
          </table:table-cell>
          <table:table-cell office:value-type="string" calcext:value-type="string">
            <text:p>Wszystko powyżej</text:p>
          </table:table-cell>
        </table:table-row>
        <table:table-row table:style-name="ro1">
          <table:table-cell office:value-type="string" calcext:value-type="string">
            <text:p>Zbiornik nr 4 Subisława</text:p>
          </table:table-cell>
          <table:table-cell table:style-name="ce8" office:value-type="float" office:value="15.7" calcext:value-type="float">
            <text:p>15,70</text:p>
          </table:table-cell>
          <table:table-cell table:style-name="ce8" office:value-type="float" office:value="16.2" calcext:value-type="float">
            <text:p>16,20</text:p>
          </table:table-cell>
          <table:table-cell table:style-name="ce8" table:formula="of:=[.B5]-(([.C5]-[.B5])/3)" office:value-type="float" office:value="15.5333333333333" calcext:value-type="float">
            <text:p>15,53</text:p>
          </table:table-cell>
          <table:table-cell table:style-name="ce8" table:formula="of:=(([.C5]-[.B5])/3)+[.B5]" office:value-type="float" office:value="15.8666666666667" calcext:value-type="float">
            <text:p>15,87</text:p>
          </table:table-cell>
          <table:table-cell table:style-name="ce8" table:formula="of:=((([.C5]-[.B5])/3)*2)+[.B5]" office:value-type="float" office:value="16.0333333333333" calcext:value-type="float">
            <text:p>16,03</text:p>
          </table:table-cell>
          <table:table-cell table:style-name="ce8" table:formula="of:=[.C5]" office:value-type="float" office:value="16.2" calcext:value-type="float">
            <text:p>16,20</text:p>
          </table:table-cell>
          <table:table-cell office:value-type="string" calcext:value-type="string">
            <text:p>Wszystko powyżej</text:p>
          </table:table-cell>
        </table:table-row>
        <table:table-row table:style-name="ro1">
          <table:table-cell office:value-type="string" calcext:value-type="string">
            <text:p>Zbiornik nr 5 Grunwaldzka</text:p>
          </table:table-cell>
          <table:table-cell table:style-name="ce8" office:value-type="float" office:value="20.4" calcext:value-type="float">
            <text:p>20,40</text:p>
          </table:table-cell>
          <table:table-cell table:style-name="ce8" office:value-type="float" office:value="20.9" calcext:value-type="float">
            <text:p>20,90</text:p>
          </table:table-cell>
          <table:table-cell table:style-name="ce8" table:formula="of:=[.B6]-(([.C6]-[.B6])/3)" office:value-type="float" office:value="20.2333333333333" calcext:value-type="float">
            <text:p>20,23</text:p>
          </table:table-cell>
          <table:table-cell table:style-name="ce8" table:formula="of:=(([.C6]-[.B6])/3)+[.B6]" office:value-type="float" office:value="20.5666666666667" calcext:value-type="float">
            <text:p>20,57</text:p>
          </table:table-cell>
          <table:table-cell table:style-name="ce8" table:formula="of:=((([.C6]-[.B6])/3)*2)+[.B6]" office:value-type="float" office:value="20.7333333333333" calcext:value-type="float">
            <text:p>20,73</text:p>
          </table:table-cell>
          <table:table-cell table:style-name="ce8" table:formula="of:=[.C6]" office:value-type="float" office:value="20.9" calcext:value-type="float">
            <text:p>20,90</text:p>
          </table:table-cell>
          <table:table-cell office:value-type="string" calcext:value-type="string">
            <text:p>Wszystko powyżej</text:p>
          </table:table-cell>
        </table:table-row>
        <table:table-row table:style-name="ro1">
          <table:table-cell office:value-type="string" calcext:value-type="string">
            <text:p>Zbiornik nr 6 Opacka</text:p>
          </table:table-cell>
          <table:table-cell table:style-name="ce8" office:value-type="float" office:value="23.1" calcext:value-type="float">
            <text:p>23,10</text:p>
          </table:table-cell>
          <table:table-cell table:style-name="ce8" office:value-type="float" office:value="23.6" calcext:value-type="float">
            <text:p>23,60</text:p>
          </table:table-cell>
          <table:table-cell table:style-name="ce8" table:formula="of:=[.B7]-(([.C7]-[.B7])/3)" office:value-type="float" office:value="22.9333333333333" calcext:value-type="float">
            <text:p>22,93</text:p>
          </table:table-cell>
          <table:table-cell table:style-name="ce8" table:formula="of:=(([.C7]-[.B7])/3)+[.B7]" office:value-type="float" office:value="23.2666666666667" calcext:value-type="float">
            <text:p>23,27</text:p>
          </table:table-cell>
          <table:table-cell table:style-name="ce8" table:formula="of:=((([.C7]-[.B7])/3)*2)+[.B7]" office:value-type="float" office:value="23.4333333333333" calcext:value-type="float">
            <text:p>23,43</text:p>
          </table:table-cell>
          <table:table-cell table:style-name="ce8" table:formula="of:=[.C7]" office:value-type="float" office:value="23.6" calcext:value-type="float">
            <text:p>23,60</text:p>
          </table:table-cell>
          <table:table-cell office:value-type="string" calcext:value-type="string">
            <text:p>Wszystko powyżej</text:p>
          </table:table-cell>
        </table:table-row>
        <table:table-row table:style-name="ro1">
          <table:table-cell office:value-type="string" calcext:value-type="string">
            <text:p>Zbiornik nr 7 Park Oliwski</text:p>
          </table:table-cell>
          <table:table-cell table:style-name="ce8" office:value-type="float" office:value="26.6" calcext:value-type="float">
            <text:p>26,60</text:p>
          </table:table-cell>
          <table:table-cell table:style-name="ce8" office:value-type="float" office:value="27" calcext:value-type="float">
            <text:p>27,00</text:p>
          </table:table-cell>
          <table:table-cell table:style-name="ce8" table:formula="of:=[.B8]-(([.C8]-[.B8])/3)" office:value-type="float" office:value="26.4666666666667" calcext:value-type="float">
            <text:p>26,47</text:p>
          </table:table-cell>
          <table:table-cell table:style-name="ce8" table:formula="of:=(([.C8]-[.B8])/3)+[.B8]" office:value-type="float" office:value="26.7333333333333" calcext:value-type="float">
            <text:p>26,73</text:p>
          </table:table-cell>
          <table:table-cell table:style-name="ce8" table:formula="of:=((([.C8]-[.B8])/3)*2)+[.B8]" office:value-type="float" office:value="26.8666666666667" calcext:value-type="float">
            <text:p>26,87</text:p>
          </table:table-cell>
          <table:table-cell table:style-name="ce8" table:formula="of:=[.C8]" office:value-type="float" office:value="27" calcext:value-type="float">
            <text:p>27,00</text:p>
          </table:table-cell>
          <table:table-cell office:value-type="string" calcext:value-type="string">
            <text:p>Wszystko powyżej</text:p>
          </table:table-cell>
        </table:table-row>
        <table:table-row table:style-name="ro1">
          <table:table-cell office:value-type="string" calcext:value-type="string">
            <text:p>Zbiornik nr 8 Spacerowa</text:p>
          </table:table-cell>
          <table:table-cell table:style-name="ce8" office:value-type="float" office:value="33.4" calcext:value-type="float">
            <text:p>33,40</text:p>
          </table:table-cell>
          <table:table-cell table:style-name="ce8" office:value-type="float" office:value="33.8" calcext:value-type="float">
            <text:p>33,80</text:p>
          </table:table-cell>
          <table:table-cell table:style-name="ce8" table:formula="of:=[.B9]-(([.C9]-[.B9])/3)" office:value-type="float" office:value="33.2666666666667" calcext:value-type="float">
            <text:p>33,27</text:p>
          </table:table-cell>
          <table:table-cell table:style-name="ce8" table:formula="of:=(([.C9]-[.B9])/3)+[.B9]" office:value-type="float" office:value="33.5333333333333" calcext:value-type="float">
            <text:p>33,53</text:p>
          </table:table-cell>
          <table:table-cell table:style-name="ce8" table:formula="of:=((([.C9]-[.B9])/3)*2)+[.B9]" office:value-type="float" office:value="33.6666666666667" calcext:value-type="float">
            <text:p>33,67</text:p>
          </table:table-cell>
          <table:table-cell table:style-name="ce8" table:formula="of:=[.C9]" office:value-type="float" office:value="33.8" calcext:value-type="float">
            <text:p>33,80</text:p>
          </table:table-cell>
          <table:table-cell office:value-type="string" calcext:value-type="string">
            <text:p>Wszystko powyżej</text:p>
          </table:table-cell>
        </table:table-row>
        <table:table-row table:style-name="ro1">
          <table:table-cell office:value-type="string" calcext:value-type="string">
            <text:p>Zbiornik nr 11 Kuźnia Wodna</text:p>
          </table:table-cell>
          <table:table-cell table:style-name="ce8" office:value-type="float" office:value="47" calcext:value-type="float">
            <text:p>47,00</text:p>
          </table:table-cell>
          <table:table-cell table:style-name="ce8" office:value-type="float" office:value="47.5" calcext:value-type="float">
            <text:p>47,50</text:p>
          </table:table-cell>
          <table:table-cell table:style-name="ce8" table:formula="of:=[.B10]-(([.C10]-[.B10])/3)" office:value-type="float" office:value="46.8333333333333" calcext:value-type="float">
            <text:p>46,83</text:p>
          </table:table-cell>
          <table:table-cell table:style-name="ce8" table:formula="of:=(([.C10]-[.B10])/3)+[.B10]" office:value-type="float" office:value="47.1666666666667" calcext:value-type="float">
            <text:p>47,17</text:p>
          </table:table-cell>
          <table:table-cell table:style-name="ce8" table:formula="of:=((([.C10]-[.B10])/3)*2)+[.B10]" office:value-type="float" office:value="47.3333333333333" calcext:value-type="float">
            <text:p>47,33</text:p>
          </table:table-cell>
          <table:table-cell table:style-name="ce8" table:formula="of:=[.C10]" office:value-type="float" office:value="47.5" calcext:value-type="float">
            <text:p>47,50</text:p>
          </table:table-cell>
          <table:table-cell office:value-type="string" calcext:value-type="string">
            <text:p>Wszystko powyżej</text:p>
          </table:table-cell>
        </table:table-row>
        <table:table-row table:style-name="ro1">
          <table:table-cell office:value-type="string" calcext:value-type="string">
            <text:p>Zbiornik nr 12 Bytowska 4</text:p>
          </table:table-cell>
          <table:table-cell table:style-name="ce8" office:value-type="float" office:value="52.2" calcext:value-type="float">
            <text:p>52,20</text:p>
          </table:table-cell>
          <table:table-cell table:style-name="ce8" office:value-type="float" office:value="52.5" calcext:value-type="float">
            <text:p>52,50</text:p>
          </table:table-cell>
          <table:table-cell table:style-name="ce8" table:formula="of:=[.B11]-(([.C11]-[.B11])/3)" office:value-type="float" office:value="52.1" calcext:value-type="float">
            <text:p>52,10</text:p>
          </table:table-cell>
          <table:table-cell table:style-name="ce8" table:formula="of:=(([.C11]-[.B11])/3)+[.B11]" office:value-type="float" office:value="52.3" calcext:value-type="float">
            <text:p>52,30</text:p>
          </table:table-cell>
          <table:table-cell table:style-name="ce8" table:formula="of:=((([.C11]-[.B11])/3)*2)+[.B11]" office:value-type="float" office:value="52.4" calcext:value-type="float">
            <text:p>52,40</text:p>
          </table:table-cell>
          <table:table-cell table:style-name="ce8" table:formula="of:=[.C11]" office:value-type="float" office:value="52.5" calcext:value-type="float">
            <text:p>52,50</text:p>
          </table:table-cell>
          <table:table-cell office:value-type="string" calcext:value-type="string">
            <text:p>Wszystko powyżej</text:p>
          </table:table-cell>
        </table:table-row>
        <table:table-row table:style-name="ro1">
          <table:table-cell office:value-type="string" calcext:value-type="string">
            <text:p>Zbiornik nr 14 Bytowska 4A</text:p>
          </table:table-cell>
          <table:table-cell table:style-name="ce8" office:value-type="float" office:value="61.8" calcext:value-type="float">
            <text:p>61,80</text:p>
          </table:table-cell>
          <table:table-cell table:style-name="ce8" office:value-type="float" office:value="62.3" calcext:value-type="float">
            <text:p>62,30</text:p>
          </table:table-cell>
          <table:table-cell table:style-name="ce8" table:formula="of:=[.B12]-(([.C12]-[.B12])/3)" office:value-type="float" office:value="61.6333333333333" calcext:value-type="float">
            <text:p>61,63</text:p>
          </table:table-cell>
          <table:table-cell table:style-name="ce8" table:formula="of:=(([.C12]-[.B12])/3)+[.B12]" office:value-type="float" office:value="61.9666666666667" calcext:value-type="float">
            <text:p>61,97</text:p>
          </table:table-cell>
          <table:table-cell table:style-name="ce8" table:formula="of:=((([.C12]-[.B12])/3)*2)+[.B12]" office:value-type="float" office:value="62.1333333333333" calcext:value-type="float">
            <text:p>62,13</text:p>
          </table:table-cell>
          <table:table-cell table:style-name="ce8" table:formula="of:=[.C12]" office:value-type="float" office:value="62.3" calcext:value-type="float">
            <text:p>62,30</text:p>
          </table:table-cell>
          <table:table-cell office:value-type="string" calcext:value-type="string">
            <text:p>Wszystko powyżej</text:p>
          </table:table-cell>
        </table:table-row>
        <table:table-row table:style-name="ro1">
          <table:table-cell office:value-type="string" calcext:value-type="string">
            <text:p>Zbiornik Orłowska II</text:p>
          </table:table-cell>
          <table:table-cell table:style-name="ce8" office:value-type="float" office:value="2" calcext:value-type="float">
            <text:p>2,00</text:p>
          </table:table-cell>
          <table:table-cell table:style-name="ce8" office:value-type="float" office:value="2.7" calcext:value-type="float">
            <text:p>2,70</text:p>
          </table:table-cell>
          <table:table-cell table:style-name="ce8" table:formula="of:=[.B13]-(([.C13]-[.B13])/3)" office:value-type="float" office:value="1.76666666666667" calcext:value-type="float">
            <text:p>1,77</text:p>
          </table:table-cell>
          <table:table-cell table:style-name="ce8" table:formula="of:=(([.C13]-[.B13])/3)+[.B13]" office:value-type="float" office:value="2.23333333333333" calcext:value-type="float">
            <text:p>2,23</text:p>
          </table:table-cell>
          <table:table-cell table:style-name="ce8" table:formula="of:=((([.C13]-[.B13])/3)*2)+[.B13]" office:value-type="float" office:value="2.46666666666667" calcext:value-type="float">
            <text:p>2,47</text:p>
          </table:table-cell>
          <table:table-cell table:style-name="ce8" table:formula="of:=[.C13]" office:value-type="float" office:value="2.7" calcext:value-type="float">
            <text:p>2,70</text:p>
          </table:table-cell>
          <table:table-cell office:value-type="string" calcext:value-type="string">
            <text:p>Wszystko powyżej</text:p>
          </table:table-cell>
        </table:table-row>
        <table:table-row table:style-name="ro1">
          <table:table-cell office:value-type="string" calcext:value-type="string">
            <text:p>Zbiornik Owczarnia</text:p>
          </table:table-cell>
          <table:table-cell table:style-name="ce8" office:value-type="float" office:value="138.17" calcext:value-type="float">
            <text:p>138,17</text:p>
          </table:table-cell>
          <table:table-cell table:style-name="ce8" office:value-type="float" office:value="139.01" calcext:value-type="float">
            <text:p>139,01</text:p>
          </table:table-cell>
          <table:table-cell table:style-name="ce8" table:formula="of:=[.B14]-(([.C14]-[.B14])/3)" office:value-type="float" office:value="137.89" calcext:value-type="float">
            <text:p>137,89</text:p>
          </table:table-cell>
          <table:table-cell table:style-name="ce8" table:formula="of:=(([.C14]-[.B14])/3)+[.B14]" office:value-type="float" office:value="138.45" calcext:value-type="float">
            <text:p>138,45</text:p>
          </table:table-cell>
          <table:table-cell table:style-name="ce8" table:formula="of:=((([.C14]-[.B14])/3)*2)+[.B14]" office:value-type="float" office:value="138.73" calcext:value-type="float">
            <text:p>138,73</text:p>
          </table:table-cell>
          <table:table-cell table:style-name="ce8" table:formula="of:=[.C14]" office:value-type="float" office:value="139.01" calcext:value-type="float">
            <text:p>139,01</text:p>
          </table:table-cell>
          <table:table-cell office:value-type="string" calcext:value-type="string">
            <text:p>Wszystko powyżej</text:p>
          </table:table-cell>
        </table:table-row>
        <table:table-row table:style-name="ro1">
          <table:table-cell office:value-type="string" calcext:value-type="string">
            <text:p>Zbiornik Barniewice</text:p>
          </table:table-cell>
          <table:table-cell table:style-name="ce8" office:value-type="float" office:value="138.5" calcext:value-type="float">
            <text:p>138,50</text:p>
          </table:table-cell>
          <table:table-cell table:style-name="ce8" office:value-type="float" office:value="139.68" calcext:value-type="float">
            <text:p>139,68</text:p>
          </table:table-cell>
          <table:table-cell table:style-name="ce8" table:formula="of:=[.B15]-(([.C15]-[.B15])/3)" office:value-type="float" office:value="138.106666666667" calcext:value-type="float">
            <text:p>138,11</text:p>
          </table:table-cell>
          <table:table-cell table:style-name="ce8" table:formula="of:=(([.C15]-[.B15])/3)+[.B15]" office:value-type="float" office:value="138.893333333333" calcext:value-type="float">
            <text:p>138,89</text:p>
          </table:table-cell>
          <table:table-cell table:style-name="ce8" table:formula="of:=((([.C15]-[.B15])/3)*2)+[.B15]" office:value-type="float" office:value="139.286666666667" calcext:value-type="float">
            <text:p>139,29</text:p>
          </table:table-cell>
          <table:table-cell table:style-name="ce8" table:formula="of:=[.C15]" office:value-type="float" office:value="139.68" calcext:value-type="float">
            <text:p>139,68</text:p>
          </table:table-cell>
          <table:table-cell office:value-type="string" calcext:value-type="string">
            <text:p>Wszystko powyżej</text:p>
          </table:table-cell>
        </table:table-row>
        <table:table-row table:style-name="ro1">
          <table:table-cell office:value-type="string" calcext:value-type="string">
            <text:p>Zbiornik Klukowo</text:p>
          </table:table-cell>
          <table:table-cell table:style-name="ce8" office:value-type="float" office:value="121" calcext:value-type="float">
            <text:p>121,00</text:p>
          </table:table-cell>
          <table:table-cell table:style-name="ce8" office:value-type="float" office:value="121.55" calcext:value-type="float">
            <text:p>121,55</text:p>
          </table:table-cell>
          <table:table-cell table:style-name="ce8" table:formula="of:=[.B16]-(([.C16]-[.B16])/3)" office:value-type="float" office:value="120.816666666667" calcext:value-type="float">
            <text:p>120,82</text:p>
          </table:table-cell>
          <table:table-cell table:style-name="ce8" table:formula="of:=(([.C16]-[.B16])/3)+[.B16]" office:value-type="float" office:value="121.183333333333" calcext:value-type="float">
            <text:p>121,18</text:p>
          </table:table-cell>
          <table:table-cell table:style-name="ce8" table:formula="of:=((([.C16]-[.B16])/3)*2)+[.B16]" office:value-type="float" office:value="121.366666666667" calcext:value-type="float">
            <text:p>121,37</text:p>
          </table:table-cell>
          <table:table-cell table:style-name="ce8" table:formula="of:=[.C16]" office:value-type="float" office:value="121.55" calcext:value-type="float">
            <text:p>121,55</text:p>
          </table:table-cell>
          <table:table-cell office:value-type="string" calcext:value-type="string">
            <text:p>Wszystko powyżej</text:p>
          </table:table-cell>
        </table:table-row>
        <table:table-row table:style-name="ro1">
          <table:table-cell office:value-type="string" calcext:value-type="string">
            <text:p>Zbiornik Rębiechowo III</text:p>
          </table:table-cell>
          <table:table-cell table:style-name="ce8" office:value-type="float" office:value="132.5" calcext:value-type="float">
            <text:p>132,50</text:p>
          </table:table-cell>
          <table:table-cell table:style-name="ce8" office:value-type="float" office:value="134.84" calcext:value-type="float">
            <text:p>134,84</text:p>
          </table:table-cell>
          <table:table-cell table:style-name="ce8" table:formula="of:=[.B17]-(([.C17]-[.B17])/3)" office:value-type="float" office:value="131.72" calcext:value-type="float">
            <text:p>131,72</text:p>
          </table:table-cell>
          <table:table-cell table:style-name="ce8" table:formula="of:=(([.C17]-[.B17])/3)+[.B17]" office:value-type="float" office:value="133.28" calcext:value-type="float">
            <text:p>133,28</text:p>
          </table:table-cell>
          <table:table-cell table:style-name="ce8" table:formula="of:=((([.C17]-[.B17])/3)*2)+[.B17]" office:value-type="float" office:value="134.06" calcext:value-type="float">
            <text:p>134,06</text:p>
          </table:table-cell>
          <table:table-cell table:style-name="ce8" table:formula="of:=[.C17]" office:value-type="float" office:value="134.84" calcext:value-type="float">
            <text:p>134,84</text:p>
          </table:table-cell>
          <table:table-cell office:value-type="string" calcext:value-type="string">
            <text:p>Wszystko powyżej</text:p>
          </table:table-cell>
        </table:table-row>
        <table:table-row table:style-name="ro1">
          <table:table-cell office:value-type="string" calcext:value-type="string">
            <text:p>Zbiornik Budowlanych II</text:p>
          </table:table-cell>
          <table:table-cell table:style-name="ce8" office:value-type="float" office:value="124.1" calcext:value-type="float">
            <text:p>124,10</text:p>
          </table:table-cell>
          <table:table-cell table:style-name="ce8" office:value-type="float" office:value="125.58" calcext:value-type="float">
            <text:p>125,58</text:p>
          </table:table-cell>
          <table:table-cell table:style-name="ce8" table:formula="of:=[.B18]-(([.C18]-[.B18])/3)" office:value-type="float" office:value="123.606666666667" calcext:value-type="float">
            <text:p>123,61</text:p>
          </table:table-cell>
          <table:table-cell table:style-name="ce8" table:formula="of:=(([.C18]-[.B18])/3)+[.B18]" office:value-type="float" office:value="124.593333333333" calcext:value-type="float">
            <text:p>124,59</text:p>
          </table:table-cell>
          <table:table-cell table:style-name="ce8" table:formula="of:=((([.C18]-[.B18])/3)*2)+[.B18]" office:value-type="float" office:value="125.086666666667" calcext:value-type="float">
            <text:p>125,09</text:p>
          </table:table-cell>
          <table:table-cell table:style-name="ce8" table:formula="of:=[.C18]" office:value-type="float" office:value="125.58" calcext:value-type="float">
            <text:p>125,58</text:p>
          </table:table-cell>
          <table:table-cell office:value-type="string" calcext:value-type="string">
            <text:p>Wszystko powyżej</text:p>
          </table:table-cell>
        </table:table-row>
        <table:table-row table:style-name="ro1">
          <table:table-cell office:value-type="string" calcext:value-type="string">
            <text:p>Zbiornik Kiełpinek</text:p>
          </table:table-cell>
          <table:table-cell table:style-name="ce8" office:value-type="float" office:value="105.86" calcext:value-type="float">
            <text:p>105,86</text:p>
          </table:table-cell>
          <table:table-cell table:style-name="ce8" office:value-type="float" office:value="107.59" calcext:value-type="float">
            <text:p>107,59</text:p>
          </table:table-cell>
          <table:table-cell table:style-name="ce8" table:formula="of:=[.B19]-(([.C19]-[.B19])/3)" office:value-type="float" office:value="105.283333333333" calcext:value-type="float">
            <text:p>105,28</text:p>
          </table:table-cell>
          <table:table-cell table:style-name="ce8" table:formula="of:=(([.C19]-[.B19])/3)+[.B19]" office:value-type="float" office:value="106.436666666667" calcext:value-type="float">
            <text:p>106,44</text:p>
          </table:table-cell>
          <table:table-cell table:style-name="ce8" table:formula="of:=((([.C19]-[.B19])/3)*2)+[.B19]" office:value-type="float" office:value="107.013333333333" calcext:value-type="float">
            <text:p>107,01</text:p>
          </table:table-cell>
          <table:table-cell table:style-name="ce8" table:formula="of:=[.C19]" office:value-type="float" office:value="107.59" calcext:value-type="float">
            <text:p>107,59</text:p>
          </table:table-cell>
          <table:table-cell office:value-type="string" calcext:value-type="string">
            <text:p>Wszystko powyżej</text:p>
          </table:table-cell>
        </table:table-row>
        <table:table-row table:style-name="ro1">
          <table:table-cell office:value-type="string" calcext:value-type="string">
            <text:p>Zbiornik Nowiec II</text:p>
          </table:table-cell>
          <table:table-cell table:style-name="ce8" office:value-type="float" office:value="64.41" calcext:value-type="float">
            <text:p>64,41</text:p>
          </table:table-cell>
          <table:table-cell table:style-name="ce8" office:value-type="float" office:value="66.02" calcext:value-type="float">
            <text:p>66,02</text:p>
          </table:table-cell>
          <table:table-cell table:style-name="ce8" table:formula="of:=[.B20]-(([.C20]-[.B20])/3)" office:value-type="float" office:value="63.8733333333333" calcext:value-type="float">
            <text:p>63,87</text:p>
          </table:table-cell>
          <table:table-cell table:style-name="ce8" table:formula="of:=(([.C20]-[.B20])/3)+[.B20]" office:value-type="float" office:value="64.9466666666667" calcext:value-type="float">
            <text:p>64,95</text:p>
          </table:table-cell>
          <table:table-cell table:style-name="ce8" table:formula="of:=((([.C20]-[.B20])/3)*2)+[.B20]" office:value-type="float" office:value="65.4833333333333" calcext:value-type="float">
            <text:p>65,48</text:p>
          </table:table-cell>
          <table:table-cell table:style-name="ce8" table:formula="of:=[.C20]" office:value-type="float" office:value="66.02" calcext:value-type="float">
            <text:p>66,02</text:p>
          </table:table-cell>
          <table:table-cell office:value-type="string" calcext:value-type="string">
            <text:p>Wszystko powyżej</text:p>
          </table:table-cell>
        </table:table-row>
        <table:table-row table:style-name="ro1">
          <table:table-cell office:value-type="string" calcext:value-type="string">
            <text:p>Zbiornik Górne Młyny</text:p>
          </table:table-cell>
          <table:table-cell table:style-name="ce8" office:value-type="float" office:value="62.5" calcext:value-type="float">
            <text:p>62,50</text:p>
          </table:table-cell>
          <table:table-cell table:style-name="ce8" office:value-type="float" office:value="63.1" calcext:value-type="float">
            <text:p>63,10</text:p>
          </table:table-cell>
          <table:table-cell table:style-name="ce8" table:formula="of:=[.B21]-(([.C21]-[.B21])/3)" office:value-type="float" office:value="62.3" calcext:value-type="float">
            <text:p>62,30</text:p>
          </table:table-cell>
          <table:table-cell table:style-name="ce8" table:formula="of:=(([.C21]-[.B21])/3)+[.B21]" office:value-type="float" office:value="62.7" calcext:value-type="float">
            <text:p>62,70</text:p>
          </table:table-cell>
          <table:table-cell table:style-name="ce8" table:formula="of:=((([.C21]-[.B21])/3)*2)+[.B21]" office:value-type="float" office:value="62.9" calcext:value-type="float">
            <text:p>62,90</text:p>
          </table:table-cell>
          <table:table-cell table:style-name="ce8" table:formula="of:=[.C21]" office:value-type="float" office:value="63.1" calcext:value-type="float">
            <text:p>63,10</text:p>
          </table:table-cell>
          <table:table-cell office:value-type="string" calcext:value-type="string">
            <text:p>Wszystko powyżej</text:p>
          </table:table-cell>
        </table:table-row>
        <table:table-row table:style-name="ro1">
          <table:table-cell office:value-type="string" calcext:value-type="string">
            <text:p>Zbiornik Ogrodowa</text:p>
          </table:table-cell>
          <table:table-cell table:style-name="ce8" office:value-type="float" office:value="46.5" calcext:value-type="float">
            <text:p>46,50</text:p>
          </table:table-cell>
          <table:table-cell table:style-name="ce8" office:value-type="float" office:value="47" calcext:value-type="float">
            <text:p>47,00</text:p>
          </table:table-cell>
          <table:table-cell table:style-name="ce8" table:formula="of:=[.B22]-(([.C22]-[.B22])/3)" office:value-type="float" office:value="46.3333333333333" calcext:value-type="float">
            <text:p>46,33</text:p>
          </table:table-cell>
          <table:table-cell table:style-name="ce8" table:formula="of:=(([.C22]-[.B22])/3)+[.B22]" office:value-type="float" office:value="46.6666666666667" calcext:value-type="float">
            <text:p>46,67</text:p>
          </table:table-cell>
          <table:table-cell table:style-name="ce8" table:formula="of:=((([.C22]-[.B22])/3)*2)+[.B22]" office:value-type="float" office:value="46.8333333333333" calcext:value-type="float">
            <text:p>46,83</text:p>
          </table:table-cell>
          <table:table-cell table:style-name="ce8" table:formula="of:=[.C22]" office:value-type="float" office:value="47" calcext:value-type="float">
            <text:p>47,00</text:p>
          </table:table-cell>
          <table:table-cell office:value-type="string" calcext:value-type="string">
            <text:p>Wszystko powyżej</text:p>
          </table:table-cell>
        </table:table-row>
        <table:table-row table:style-name="ro1">
          <table:table-cell office:value-type="string" calcext:value-type="string">
            <text:p>Zbiornik Srebrniki</text:p>
          </table:table-cell>
          <table:table-cell table:style-name="ce8" office:value-type="float" office:value="36.82" calcext:value-type="float">
            <text:p>36,82</text:p>
          </table:table-cell>
          <table:table-cell table:style-name="ce8" office:value-type="float" office:value="38" calcext:value-type="float">
            <text:p>38,00</text:p>
          </table:table-cell>
          <table:table-cell table:style-name="ce8" table:formula="of:=[.B23]-(([.C23]-[.B23])/3)" office:value-type="float" office:value="36.4266666666667" calcext:value-type="float">
            <text:p>36,43</text:p>
          </table:table-cell>
          <table:table-cell table:style-name="ce8" table:formula="of:=(([.C23]-[.B23])/3)+[.B23]" office:value-type="float" office:value="37.2133333333333" calcext:value-type="float">
            <text:p>37,21</text:p>
          </table:table-cell>
          <table:table-cell table:style-name="ce8" table:formula="of:=((([.C23]-[.B23])/3)*2)+[.B23]" office:value-type="float" office:value="37.6066666666667" calcext:value-type="float">
            <text:p>37,61</text:p>
          </table:table-cell>
          <table:table-cell table:style-name="ce8" table:formula="of:=[.C23]" office:value-type="float" office:value="38" calcext:value-type="float">
            <text:p>38,00</text:p>
          </table:table-cell>
          <table:table-cell office:value-type="string" calcext:value-type="string">
            <text:p>Wszystko powyżej</text:p>
          </table:table-cell>
        </table:table-row>
        <table:table-row table:style-name="ro1">
          <table:table-cell office:value-type="string" calcext:value-type="string">
            <text:p>Zbiornik Kilińskiego</text:p>
          </table:table-cell>
          <table:table-cell table:style-name="ce8" office:value-type="float" office:value="12" calcext:value-type="float">
            <text:p>12,00</text:p>
          </table:table-cell>
          <table:table-cell table:style-name="ce8" office:value-type="float" office:value="15.5" calcext:value-type="float">
            <text:p>15,50</text:p>
          </table:table-cell>
          <table:table-cell table:style-name="ce8" table:formula="of:=[.B24]-(([.C24]-[.B24])/3)" office:value-type="float" office:value="10.8333333333333" calcext:value-type="float">
            <text:p>10,83</text:p>
          </table:table-cell>
          <table:table-cell table:style-name="ce8" table:formula="of:=(([.C24]-[.B24])/3)+[.B24]" office:value-type="float" office:value="13.1666666666667" calcext:value-type="float">
            <text:p>13,17</text:p>
          </table:table-cell>
          <table:table-cell table:style-name="ce8" table:formula="of:=((([.C24]-[.B24])/3)*2)+[.B24]" office:value-type="float" office:value="14.3333333333333" calcext:value-type="float">
            <text:p>14,33</text:p>
          </table:table-cell>
          <table:table-cell table:style-name="ce8" table:formula="of:=[.C24]" office:value-type="float" office:value="15.5" calcext:value-type="float">
            <text:p>15,50</text:p>
          </table:table-cell>
          <table:table-cell office:value-type="string" calcext:value-type="string">
            <text:p>Wszystko powyżej</text:p>
          </table:table-cell>
        </table:table-row>
        <table:table-row table:style-name="ro1">
          <table:table-cell office:value-type="string" calcext:value-type="string">
            <text:p>Zbiornik Potokowa-Słowackiego</text:p>
          </table:table-cell>
          <table:table-cell table:style-name="ce8" office:value-type="float" office:value="39.1" calcext:value-type="float">
            <text:p>39,10</text:p>
          </table:table-cell>
          <table:table-cell table:style-name="ce8" office:value-type="float" office:value="40" calcext:value-type="float">
            <text:p>40,00</text:p>
          </table:table-cell>
          <table:table-cell table:style-name="ce8" table:formula="of:=[.B25]-(([.C25]-[.B25])/3)" office:value-type="float" office:value="38.8" calcext:value-type="float">
            <text:p>38,80</text:p>
          </table:table-cell>
          <table:table-cell table:style-name="ce8" table:formula="of:=(([.C25]-[.B25])/3)+[.B25]" office:value-type="float" office:value="39.4" calcext:value-type="float">
            <text:p>39,40</text:p>
          </table:table-cell>
          <table:table-cell table:style-name="ce8" table:formula="of:=((([.C25]-[.B25])/3)*2)+[.B25]" office:value-type="float" office:value="39.7" calcext:value-type="float">
            <text:p>39,70</text:p>
          </table:table-cell>
          <table:table-cell table:style-name="ce8" table:formula="of:=[.C25]" office:value-type="float" office:value="40" calcext:value-type="float">
            <text:p>40,00</text:p>
          </table:table-cell>
          <table:table-cell office:value-type="string" calcext:value-type="string">
            <text:p>Wszystko powyżej</text:p>
          </table:table-cell>
        </table:table-row>
        <table:table-row table:style-name="ro1">
          <table:table-cell office:value-type="string" calcext:value-type="string">
            <text:p>Zbiornik Wileńska</text:p>
          </table:table-cell>
          <table:table-cell table:style-name="ce8" office:value-type="float" office:value="45.5" calcext:value-type="float">
            <text:p>45,50</text:p>
          </table:table-cell>
          <table:table-cell table:style-name="ce8" office:value-type="float" office:value="46.05" calcext:value-type="float">
            <text:p>46,05</text:p>
          </table:table-cell>
          <table:table-cell table:style-name="ce8" table:formula="of:=[.B26]-(([.C26]-[.B26])/3)" office:value-type="float" office:value="45.3166666666667" calcext:value-type="float">
            <text:p>45,32</text:p>
          </table:table-cell>
          <table:table-cell table:style-name="ce8" table:formula="of:=(([.C26]-[.B26])/3)+[.B26]" office:value-type="float" office:value="45.6833333333333" calcext:value-type="float">
            <text:p>45,68</text:p>
          </table:table-cell>
          <table:table-cell table:style-name="ce8" table:formula="of:=((([.C26]-[.B26])/3)*2)+[.B26]" office:value-type="float" office:value="45.8666666666667" calcext:value-type="float">
            <text:p>45,87</text:p>
          </table:table-cell>
          <table:table-cell table:style-name="ce8" table:formula="of:=[.C26]" office:value-type="float" office:value="46.05" calcext:value-type="float">
            <text:p>46,05</text:p>
          </table:table-cell>
          <table:table-cell office:value-type="string" calcext:value-type="string">
            <text:p>Wszystko powyżej</text:p>
          </table:table-cell>
        </table:table-row>
        <table:table-row table:style-name="ro1">
          <table:table-cell office:value-type="string" calcext:value-type="string">
            <text:p>Zbiornik Jasień</text:p>
          </table:table-cell>
          <table:table-cell table:style-name="ce8" office:value-type="float" office:value="87.45" calcext:value-type="float">
            <text:p>87,45</text:p>
          </table:table-cell>
          <table:table-cell table:style-name="ce8" office:value-type="float" office:value="88.7" calcext:value-type="float">
            <text:p>88,70</text:p>
          </table:table-cell>
          <table:table-cell table:style-name="ce8" table:formula="of:=[.B27]-(([.C27]-[.B27])/3)" office:value-type="float" office:value="87.0333333333333" calcext:value-type="float">
            <text:p>87,03</text:p>
          </table:table-cell>
          <table:table-cell table:style-name="ce8" table:formula="of:=(([.C27]-[.B27])/3)+[.B27]" office:value-type="float" office:value="87.8666666666667" calcext:value-type="float">
            <text:p>87,87</text:p>
          </table:table-cell>
          <table:table-cell table:style-name="ce8" table:formula="of:=((([.C27]-[.B27])/3)*2)+[.B27]" office:value-type="float" office:value="88.2833333333333" calcext:value-type="float">
            <text:p>88,28</text:p>
          </table:table-cell>
          <table:table-cell table:style-name="ce8" table:formula="of:=[.C27]" office:value-type="float" office:value="88.7" calcext:value-type="float">
            <text:p>88,70</text:p>
          </table:table-cell>
          <table:table-cell office:value-type="string" calcext:value-type="string">
            <text:p>Wszystko powyżej</text:p>
          </table:table-cell>
        </table:table-row>
        <table:table-row table:style-name="ro1">
          <table:table-cell office:value-type="string" calcext:value-type="string">
            <text:p>Zbiornik Powstańców Warszawskich</text:p>
          </table:table-cell>
          <table:table-cell table:style-name="ce8" office:value-type="float" office:value="12.2" calcext:value-type="float">
            <text:p>12,20</text:p>
          </table:table-cell>
          <table:table-cell table:style-name="ce8" office:value-type="float" office:value="12.55" calcext:value-type="float">
            <text:p>12,55</text:p>
          </table:table-cell>
          <table:table-cell table:style-name="ce8" table:formula="of:=[.B28]-(([.C28]-[.B28])/3)" office:value-type="float" office:value="12.0833333333333" calcext:value-type="float">
            <text:p>12,08</text:p>
          </table:table-cell>
          <table:table-cell table:style-name="ce8" table:formula="of:=(([.C28]-[.B28])/3)+[.B28]" office:value-type="float" office:value="12.3166666666667" calcext:value-type="float">
            <text:p>12,32</text:p>
          </table:table-cell>
          <table:table-cell table:style-name="ce8" table:formula="of:=((([.C28]-[.B28])/3)*2)+[.B28]" office:value-type="float" office:value="12.4333333333333" calcext:value-type="float">
            <text:p>12,43</text:p>
          </table:table-cell>
          <table:table-cell table:style-name="ce8" table:formula="of:=[.C28]" office:value-type="float" office:value="12.55" calcext:value-type="float">
            <text:p>12,55</text:p>
          </table:table-cell>
          <table:table-cell office:value-type="string" calcext:value-type="string">
            <text:p>Wszystko powyżej</text:p>
          </table:table-cell>
        </table:table-row>
        <table:table-row table:style-name="ro1">
          <table:table-cell office:value-type="string" calcext:value-type="string">
            <text:p>Zbiornik Zabornia</text:p>
          </table:table-cell>
          <table:table-cell table:style-name="ce8" office:value-type="float" office:value="49.5" calcext:value-type="float">
            <text:p>49,50</text:p>
          </table:table-cell>
          <table:table-cell table:style-name="ce8" office:value-type="float" office:value="50.8" calcext:value-type="float">
            <text:p>50,80</text:p>
          </table:table-cell>
          <table:table-cell table:style-name="ce8" table:formula="of:=[.B29]-(([.C29]-[.B29])/3)" office:value-type="float" office:value="49.0666666666667" calcext:value-type="float">
            <text:p>49,07</text:p>
          </table:table-cell>
          <table:table-cell table:style-name="ce8" table:formula="of:=(([.C29]-[.B29])/3)+[.B29]" office:value-type="float" office:value="49.9333333333333" calcext:value-type="float">
            <text:p>49,93</text:p>
          </table:table-cell>
          <table:table-cell table:style-name="ce8" table:formula="of:=((([.C29]-[.B29])/3)*2)+[.B29]" office:value-type="float" office:value="50.3666666666667" calcext:value-type="float">
            <text:p>50,37</text:p>
          </table:table-cell>
          <table:table-cell table:style-name="ce8" table:formula="of:=[.C29]" office:value-type="float" office:value="50.8" calcext:value-type="float">
            <text:p>50,80</text:p>
          </table:table-cell>
          <table:table-cell office:value-type="string" calcext:value-type="string">
            <text:p>Wszystko powyżej</text:p>
          </table:table-cell>
        </table:table-row>
        <table:table-row table:style-name="ro1">
          <table:table-cell office:value-type="string" calcext:value-type="string">
            <text:p>Zbiornik Myśliwska</text:p>
          </table:table-cell>
          <table:table-cell table:style-name="ce8" office:value-type="float" office:value="60" calcext:value-type="float">
            <text:p>60,00</text:p>
          </table:table-cell>
          <table:table-cell table:style-name="ce8" office:value-type="float" office:value="61.2" calcext:value-type="float">
            <text:p>61,20</text:p>
          </table:table-cell>
          <table:table-cell table:style-name="ce8" table:formula="of:=[.B30]-(([.C30]-[.B30])/3)" office:value-type="float" office:value="59.6" calcext:value-type="float">
            <text:p>59,60</text:p>
          </table:table-cell>
          <table:table-cell table:style-name="ce8" table:formula="of:=(([.C30]-[.B30])/3)+[.B30]" office:value-type="float" office:value="60.4" calcext:value-type="float">
            <text:p>60,40</text:p>
          </table:table-cell>
          <table:table-cell table:style-name="ce8" table:formula="of:=((([.C30]-[.B30])/3)*2)+[.B30]" office:value-type="float" office:value="60.8" calcext:value-type="float">
            <text:p>60,80</text:p>
          </table:table-cell>
          <table:table-cell table:style-name="ce8" table:formula="of:=[.C30]" office:value-type="float" office:value="61.2" calcext:value-type="float">
            <text:p>61,20</text:p>
          </table:table-cell>
          <table:table-cell office:value-type="string" calcext:value-type="string">
            <text:p>Wszystko powyżej</text:p>
          </table:table-cell>
        </table:table-row>
        <table:table-row table:style-name="ro1">
          <table:table-cell office:value-type="string" calcext:value-type="string">
            <text:p>Zbiornik Łabędzia</text:p>
          </table:table-cell>
          <table:table-cell table:style-name="ce8" office:value-type="float" office:value="63.1" calcext:value-type="float">
            <text:p>63,10</text:p>
          </table:table-cell>
          <table:table-cell table:style-name="ce8" office:value-type="float" office:value="64" calcext:value-type="float">
            <text:p>64,00</text:p>
          </table:table-cell>
          <table:table-cell table:style-name="ce8" table:formula="of:=[.B31]-(([.C31]-[.B31])/3)" office:value-type="float" office:value="62.8" calcext:value-type="float">
            <text:p>62,80</text:p>
          </table:table-cell>
          <table:table-cell table:style-name="ce8" table:formula="of:=(([.C31]-[.B31])/3)+[.B31]" office:value-type="float" office:value="63.4" calcext:value-type="float">
            <text:p>63,40</text:p>
          </table:table-cell>
          <table:table-cell table:style-name="ce8" table:formula="of:=((([.C31]-[.B31])/3)*2)+[.B31]" office:value-type="float" office:value="63.7" calcext:value-type="float">
            <text:p>63,70</text:p>
          </table:table-cell>
          <table:table-cell table:style-name="ce8" table:formula="of:=[.C31]" office:value-type="float" office:value="64" calcext:value-type="float">
            <text:p>64,00</text:p>
          </table:table-cell>
          <table:table-cell office:value-type="string" calcext:value-type="string">
            <text:p>Wszystko powyżej</text:p>
          </table:table-cell>
        </table:table-row>
        <table:table-row table:style-name="ro1">
          <table:table-cell office:value-type="string" calcext:value-type="string">
            <text:p>Zbiornik Jabłoniowa</text:p>
          </table:table-cell>
          <table:table-cell table:style-name="ce8" office:value-type="float" office:value="89.2" calcext:value-type="float">
            <text:p>89,20</text:p>
          </table:table-cell>
          <table:table-cell table:style-name="ce8" office:value-type="float" office:value="89.5" calcext:value-type="float">
            <text:p>89,50</text:p>
          </table:table-cell>
          <table:table-cell table:style-name="ce8" table:formula="of:=[.B32]-(([.C32]-[.B32])/3)" office:value-type="float" office:value="89.1" calcext:value-type="float">
            <text:p>89,10</text:p>
          </table:table-cell>
          <table:table-cell table:style-name="ce8" table:formula="of:=(([.C32]-[.B32])/3)+[.B32]" office:value-type="float" office:value="89.3" calcext:value-type="float">
            <text:p>89,30</text:p>
          </table:table-cell>
          <table:table-cell table:style-name="ce8" table:formula="of:=((([.C32]-[.B32])/3)*2)+[.B32]" office:value-type="float" office:value="89.4" calcext:value-type="float">
            <text:p>89,40</text:p>
          </table:table-cell>
          <table:table-cell table:style-name="ce8" table:formula="of:=[.C32]" office:value-type="float" office:value="89.5" calcext:value-type="float">
            <text:p>89,50</text:p>
          </table:table-cell>
          <table:table-cell office:value-type="string" calcext:value-type="string">
            <text:p>Wszystko powyżej</text:p>
          </table:table-cell>
        </table:table-row>
        <table:table-row table:style-name="ro1">
          <table:table-cell office:value-type="string" calcext:value-type="string">
            <text:p>Zbiornik Cedrowa</text:p>
          </table:table-cell>
          <table:table-cell table:style-name="ce8" office:value-type="float" office:value="74.25" calcext:value-type="float">
            <text:p>74,25</text:p>
          </table:table-cell>
          <table:table-cell table:style-name="ce8" office:value-type="float" office:value="74.55" calcext:value-type="float">
            <text:p>74,55</text:p>
          </table:table-cell>
          <table:table-cell table:style-name="ce8" table:formula="of:=[.B33]-(([.C33]-[.B33])/3)" office:value-type="float" office:value="74.15" calcext:value-type="float">
            <text:p>74,15</text:p>
          </table:table-cell>
          <table:table-cell table:style-name="ce8" table:formula="of:=(([.C33]-[.B33])/3)+[.B33]" office:value-type="float" office:value="74.35" calcext:value-type="float">
            <text:p>74,35</text:p>
          </table:table-cell>
          <table:table-cell table:style-name="ce8" table:formula="of:=((([.C33]-[.B33])/3)*2)+[.B33]" office:value-type="float" office:value="74.45" calcext:value-type="float">
            <text:p>74,45</text:p>
          </table:table-cell>
          <table:table-cell table:style-name="ce8" table:formula="of:=[.C33]" office:value-type="float" office:value="74.55" calcext:value-type="float">
            <text:p>74,55</text:p>
          </table:table-cell>
          <table:table-cell office:value-type="string" calcext:value-type="string">
            <text:p>Wszystko powyżej</text:p>
          </table:table-cell>
        </table:table-row>
        <table:table-row table:style-name="ro1">
          <table:table-cell office:value-type="string" calcext:value-type="string">
            <text:p>Zbiornik przy Cmentarzu Łostowickim</text:p>
          </table:table-cell>
          <table:table-cell table:style-name="ce8" office:value-type="float" office:value="68" calcext:value-type="float">
            <text:p>68,00</text:p>
          </table:table-cell>
          <table:table-cell table:style-name="ce8" office:value-type="float" office:value="69.7" calcext:value-type="float">
            <text:p>69,70</text:p>
          </table:table-cell>
          <table:table-cell table:style-name="ce8" table:formula="of:=[.B34]-(([.C34]-[.B34])/3)" office:value-type="float" office:value="67.4333333333333" calcext:value-type="float">
            <text:p>67,43</text:p>
          </table:table-cell>
          <table:table-cell table:style-name="ce8" table:formula="of:=(([.C34]-[.B34])/3)+[.B34]" office:value-type="float" office:value="68.5666666666667" calcext:value-type="float">
            <text:p>68,57</text:p>
          </table:table-cell>
          <table:table-cell table:style-name="ce8" table:formula="of:=((([.C34]-[.B34])/3)*2)+[.B34]" office:value-type="float" office:value="69.1333333333333" calcext:value-type="float">
            <text:p>69,13</text:p>
          </table:table-cell>
          <table:table-cell table:style-name="ce8" table:formula="of:=[.C34]" office:value-type="float" office:value="69.7" calcext:value-type="float">
            <text:p>69,70</text:p>
          </table:table-cell>
          <table:table-cell office:value-type="string" calcext:value-type="string">
            <text:p>Wszystko powyżej</text:p>
          </table:table-cell>
        </table:table-row>
        <table:table-row table:style-name="ro1">
          <table:table-cell office:value-type="string" calcext:value-type="string">
            <text:p>Zbiornik Świętokrzyska nr 1</text:p>
          </table:table-cell>
          <table:table-cell table:style-name="ce8" office:value-type="float" office:value="52.63" calcext:value-type="float">
            <text:p>52,63</text:p>
          </table:table-cell>
          <table:table-cell table:style-name="ce8" office:value-type="float" office:value="54.89" calcext:value-type="float">
            <text:p>54,89</text:p>
          </table:table-cell>
          <table:table-cell table:style-name="ce8" table:formula="of:=[.B35]-(([.C35]-[.B35])/3)" office:value-type="float" office:value="51.8766666666667" calcext:value-type="float">
            <text:p>51,88</text:p>
          </table:table-cell>
          <table:table-cell table:style-name="ce8" table:formula="of:=(([.C35]-[.B35])/3)+[.B35]" office:value-type="float" office:value="53.3833333333333" calcext:value-type="float">
            <text:p>53,38</text:p>
          </table:table-cell>
          <table:table-cell table:style-name="ce8" table:formula="of:=((([.C35]-[.B35])/3)*2)+[.B35]" office:value-type="float" office:value="54.1366666666667" calcext:value-type="float">
            <text:p>54,14</text:p>
          </table:table-cell>
          <table:table-cell table:style-name="ce8" table:formula="of:=[.C35]" office:value-type="float" office:value="54.89" calcext:value-type="float">
            <text:p>54,89</text:p>
          </table:table-cell>
          <table:table-cell office:value-type="string" calcext:value-type="string">
            <text:p>Wszystko powyżej</text:p>
          </table:table-cell>
        </table:table-row>
        <table:table-row table:style-name="ro1">
          <table:table-cell office:value-type="string" calcext:value-type="string">
            <text:p>Zbiornik Świętokrzyska nr 2</text:p>
          </table:table-cell>
          <table:table-cell table:style-name="ce8" office:value-type="float" office:value="44.7" calcext:value-type="float">
            <text:p>44,70</text:p>
          </table:table-cell>
          <table:table-cell table:style-name="ce8" office:value-type="float" office:value="45.4" calcext:value-type="float">
            <text:p>45,40</text:p>
          </table:table-cell>
          <table:table-cell table:style-name="ce8" table:formula="of:=[.B36]-(([.C36]-[.B36])/3)" office:value-type="float" office:value="44.4666666666667" calcext:value-type="float">
            <text:p>44,47</text:p>
          </table:table-cell>
          <table:table-cell table:style-name="ce8" table:formula="of:=(([.C36]-[.B36])/3)+[.B36]" office:value-type="float" office:value="44.9333333333333" calcext:value-type="float">
            <text:p>44,93</text:p>
          </table:table-cell>
          <table:table-cell table:style-name="ce8" table:formula="of:=((([.C36]-[.B36])/3)*2)+[.B36]" office:value-type="float" office:value="45.1666666666667" calcext:value-type="float">
            <text:p>45,17</text:p>
          </table:table-cell>
          <table:table-cell table:style-name="ce8" table:formula="of:=[.C36]" office:value-type="float" office:value="45.4" calcext:value-type="float">
            <text:p>45,40</text:p>
          </table:table-cell>
          <table:table-cell office:value-type="string" calcext:value-type="string">
            <text:p>Wszystko powyżej</text:p>
          </table:table-cell>
        </table:table-row>
        <table:table-row table:style-name="ro1">
          <table:table-cell office:value-type="string" calcext:value-type="string">
            <text:p>Zbiornik Wielkopolska</text:p>
          </table:table-cell>
          <table:table-cell table:style-name="ce8" office:value-type="float" office:value="40.7" calcext:value-type="float">
            <text:p>40,70</text:p>
          </table:table-cell>
          <table:table-cell table:style-name="ce8" office:value-type="float" office:value="41.1" calcext:value-type="float">
            <text:p>41,10</text:p>
          </table:table-cell>
          <table:table-cell table:style-name="ce8" table:formula="of:=[.B37]-(([.C37]-[.B37])/3)" office:value-type="float" office:value="40.5666666666667" calcext:value-type="float">
            <text:p>40,57</text:p>
          </table:table-cell>
          <table:table-cell table:style-name="ce8" table:formula="of:=(([.C37]-[.B37])/3)+[.B37]" office:value-type="float" office:value="40.8333333333333" calcext:value-type="float">
            <text:p>40,83</text:p>
          </table:table-cell>
          <table:table-cell table:style-name="ce8" table:formula="of:=((([.C37]-[.B37])/3)*2)+[.B37]" office:value-type="float" office:value="40.9666666666667" calcext:value-type="float">
            <text:p>40,97</text:p>
          </table:table-cell>
          <table:table-cell table:style-name="ce8" table:formula="of:=[.C37]" office:value-type="float" office:value="41.1" calcext:value-type="float">
            <text:p>41,10</text:p>
          </table:table-cell>
          <table:table-cell office:value-type="string" calcext:value-type="string">
            <text:p>Wszystko powyżej</text:p>
          </table:table-cell>
        </table:table-row>
        <table:table-row table:style-name="ro1">
          <table:table-cell office:value-type="string" calcext:value-type="string">
            <text:p>Zbiornik Wieżycka</text:p>
          </table:table-cell>
          <table:table-cell table:style-name="ce8" office:value-type="float" office:value="43.1" calcext:value-type="float">
            <text:p>43,10</text:p>
          </table:table-cell>
          <table:table-cell table:style-name="ce8" office:value-type="float" office:value="43.35" calcext:value-type="float">
            <text:p>43,35</text:p>
          </table:table-cell>
          <table:table-cell table:style-name="ce8" table:formula="of:=[.B38]-(([.C38]-[.B38])/3)" office:value-type="float" office:value="43.0166666666667" calcext:value-type="float">
            <text:p>43,02</text:p>
          </table:table-cell>
          <table:table-cell table:style-name="ce8" table:formula="of:=(([.C38]-[.B38])/3)+[.B38]" office:value-type="float" office:value="43.1833333333333" calcext:value-type="float">
            <text:p>43,18</text:p>
          </table:table-cell>
          <table:table-cell table:style-name="ce8" table:formula="of:=((([.C38]-[.B38])/3)*2)+[.B38]" office:value-type="float" office:value="43.2666666666667" calcext:value-type="float">
            <text:p>43,27</text:p>
          </table:table-cell>
          <table:table-cell table:style-name="ce8" table:formula="of:=[.C38]" office:value-type="float" office:value="43.35" calcext:value-type="float">
            <text:p>43,35</text:p>
          </table:table-cell>
          <table:table-cell office:value-type="string" calcext:value-type="string">
            <text:p>Wszystko powyżej</text:p>
          </table:table-cell>
        </table:table-row>
        <table:table-row table:style-name="ro1">
          <table:table-cell office:value-type="string" calcext:value-type="string">
            <text:p>Zbiornik Augustowska</text:p>
          </table:table-cell>
          <table:table-cell table:style-name="ce8" office:value-type="float" office:value="28.6" calcext:value-type="float">
            <text:p>28,60</text:p>
          </table:table-cell>
          <table:table-cell table:style-name="ce8" office:value-type="float" office:value="30.7" calcext:value-type="float">
            <text:p>30,70</text:p>
          </table:table-cell>
          <table:table-cell table:style-name="ce8" table:formula="of:=[.B39]-(([.C39]-[.B39])/3)" office:value-type="float" office:value="27.9" calcext:value-type="float">
            <text:p>27,90</text:p>
          </table:table-cell>
          <table:table-cell table:style-name="ce8" table:formula="of:=(([.C39]-[.B39])/3)+[.B39]" office:value-type="float" office:value="29.3" calcext:value-type="float">
            <text:p>29,30</text:p>
          </table:table-cell>
          <table:table-cell table:style-name="ce8" table:formula="of:=((([.C39]-[.B39])/3)*2)+[.B39]" office:value-type="float" office:value="30" calcext:value-type="float">
            <text:p>30,00</text:p>
          </table:table-cell>
          <table:table-cell table:style-name="ce8" table:formula="of:=[.C39]" office:value-type="float" office:value="30.7" calcext:value-type="float">
            <text:p>30,70</text:p>
          </table:table-cell>
          <table:table-cell office:value-type="string" calcext:value-type="string">
            <text:p>Wszystko powyżej</text:p>
          </table:table-cell>
        </table:table-row>
        <table:table-row table:style-name="ro1">
          <table:table-cell office:value-type="string" calcext:value-type="string">
            <text:p>Zbiornik Jeleniogórska</text:p>
          </table:table-cell>
          <table:table-cell table:style-name="ce8" office:value-type="float" office:value="62.3" calcext:value-type="float">
            <text:p>62,30</text:p>
          </table:table-cell>
          <table:table-cell table:style-name="ce8" office:value-type="float" office:value="62.6" calcext:value-type="float">
            <text:p>62,60</text:p>
          </table:table-cell>
          <table:table-cell table:style-name="ce8" table:formula="of:=[.B40]-(([.C40]-[.B40])/3)" office:value-type="float" office:value="62.2" calcext:value-type="float">
            <text:p>62,20</text:p>
          </table:table-cell>
          <table:table-cell table:style-name="ce8" table:formula="of:=(([.C40]-[.B40])/3)+[.B40]" office:value-type="float" office:value="62.4" calcext:value-type="float">
            <text:p>62,40</text:p>
          </table:table-cell>
          <table:table-cell table:style-name="ce8" table:formula="of:=((([.C40]-[.B40])/3)*2)+[.B40]" office:value-type="float" office:value="62.5" calcext:value-type="float">
            <text:p>62,50</text:p>
          </table:table-cell>
          <table:table-cell table:style-name="ce8" table:formula="of:=[.C40]" office:value-type="float" office:value="62.6" calcext:value-type="float">
            <text:p>62,60</text:p>
          </table:table-cell>
          <table:table-cell office:value-type="string" calcext:value-type="string">
            <text:p>Wszystko powyżej</text:p>
          </table:table-cell>
        </table:table-row>
        <table:table-row table:style-name="ro1">
          <table:table-cell office:value-type="string" calcext:value-type="string">
            <text:p>Zbiorniki Przemyska-Białostocka</text:p>
          </table:table-cell>
          <table:table-cell table:style-name="ce8" office:value-type="float" office:value="68.3" calcext:value-type="float">
            <text:p>68,30</text:p>
          </table:table-cell>
          <table:table-cell table:style-name="ce8" office:value-type="float" office:value="68.9" calcext:value-type="float">
            <text:p>68,90</text:p>
          </table:table-cell>
          <table:table-cell table:style-name="ce8" table:formula="of:=[.B41]-(([.C41]-[.B41])/3)" office:value-type="float" office:value="68.1" calcext:value-type="float">
            <text:p>68,10</text:p>
          </table:table-cell>
          <table:table-cell table:style-name="ce8" table:formula="of:=(([.C41]-[.B41])/3)+[.B41]" office:value-type="float" office:value="68.5" calcext:value-type="float">
            <text:p>68,50</text:p>
          </table:table-cell>
          <table:table-cell table:style-name="ce8" table:formula="of:=((([.C41]-[.B41])/3)*2)+[.B41]" office:value-type="float" office:value="68.7" calcext:value-type="float">
            <text:p>68,70</text:p>
          </table:table-cell>
          <table:table-cell table:style-name="ce8" table:formula="of:=[.C41]" office:value-type="float" office:value="68.9" calcext:value-type="float">
            <text:p>68,90</text:p>
          </table:table-cell>
          <table:table-cell office:value-type="string" calcext:value-type="string">
            <text:p>Wszystko powyżej</text:p>
          </table:table-cell>
        </table:table-row>
        <table:table-row table:style-name="ro1">
          <table:table-cell office:value-type="string" calcext:value-type="string">
            <text:p>Zbiornik Warszawska</text:p>
          </table:table-cell>
          <table:table-cell table:style-name="ce8" office:value-type="float" office:value="74" calcext:value-type="float">
            <text:p>74,00</text:p>
          </table:table-cell>
          <table:table-cell table:style-name="ce8" office:value-type="float" office:value="75" calcext:value-type="float">
            <text:p>75,00</text:p>
          </table:table-cell>
          <table:table-cell table:style-name="ce8" table:formula="of:=[.B42]-(([.C42]-[.B42])/3)" office:value-type="float" office:value="73.6666666666667" calcext:value-type="float">
            <text:p>73,67</text:p>
          </table:table-cell>
          <table:table-cell table:style-name="ce8" table:formula="of:=(([.C42]-[.B42])/3)+[.B42]" office:value-type="float" office:value="74.3333333333333" calcext:value-type="float">
            <text:p>74,33</text:p>
          </table:table-cell>
          <table:table-cell table:style-name="ce8" table:formula="of:=((([.C42]-[.B42])/3)*2)+[.B42]" office:value-type="float" office:value="74.6666666666667" calcext:value-type="float">
            <text:p>74,67</text:p>
          </table:table-cell>
          <table:table-cell table:style-name="ce8" table:formula="of:=[.C42]" office:value-type="float" office:value="75" calcext:value-type="float">
            <text:p>75,00</text:p>
          </table:table-cell>
          <table:table-cell office:value-type="string" calcext:value-type="string">
            <text:p>Wszystko powyżej</text:p>
          </table:table-cell>
        </table:table-row>
        <table:table-row table:style-name="ro1">
          <table:table-cell office:value-type="string" calcext:value-type="string">
            <text:p>Zbiornik Platynowa</text:p>
          </table:table-cell>
          <table:table-cell table:style-name="ce8" office:value-type="float" office:value="38.32" calcext:value-type="float">
            <text:p>38,32</text:p>
          </table:table-cell>
          <table:table-cell table:style-name="ce8" office:value-type="float" office:value="38.82" calcext:value-type="float">
            <text:p>38,82</text:p>
          </table:table-cell>
          <table:table-cell table:style-name="ce8" table:formula="of:=[.B43]-(([.C43]-[.B43])/3)" office:value-type="float" office:value="38.1533333333333" calcext:value-type="float">
            <text:p>38,15</text:p>
          </table:table-cell>
          <table:table-cell table:style-name="ce8" table:formula="of:=(([.C43]-[.B43])/3)+[.B43]" office:value-type="float" office:value="38.4866666666667" calcext:value-type="float">
            <text:p>38,49</text:p>
          </table:table-cell>
          <table:table-cell table:style-name="ce8" table:formula="of:=((([.C43]-[.B43])/3)*2)+[.B43]" office:value-type="float" office:value="38.6533333333333" calcext:value-type="float">
            <text:p>38,65</text:p>
          </table:table-cell>
          <table:table-cell table:style-name="ce8" table:formula="of:=[.C43]" office:value-type="float" office:value="38.82" calcext:value-type="float">
            <text:p>38,82</text:p>
          </table:table-cell>
          <table:table-cell office:value-type="string" calcext:value-type="string">
            <text:p>Wszystko powyżej</text:p>
          </table:table-cell>
        </table:table-row>
        <table:table-row table:style-name="ro1">
          <table:table-cell office:value-type="string" calcext:value-type="string">
            <text:p>Zbiornik Madalińskiego</text:p>
          </table:table-cell>
          <table:table-cell table:style-name="ce8" office:value-type="float" office:value="45.7" calcext:value-type="float">
            <text:p>45,70</text:p>
          </table:table-cell>
          <table:table-cell table:style-name="ce8" office:value-type="float" office:value="46.9" calcext:value-type="float">
            <text:p>46,90</text:p>
          </table:table-cell>
          <table:table-cell table:style-name="ce8" table:formula="of:=[.B44]-(([.C44]-[.B44])/3)" office:value-type="float" office:value="45.3" calcext:value-type="float">
            <text:p>45,30</text:p>
          </table:table-cell>
          <table:table-cell table:style-name="ce8" table:formula="of:=(([.C44]-[.B44])/3)+[.B44]" office:value-type="float" office:value="46.1" calcext:value-type="float">
            <text:p>46,10</text:p>
          </table:table-cell>
          <table:table-cell table:style-name="ce8" table:formula="of:=((([.C44]-[.B44])/3)*2)+[.B44]" office:value-type="float" office:value="46.5" calcext:value-type="float">
            <text:p>46,50</text:p>
          </table:table-cell>
          <table:table-cell table:style-name="ce8" table:formula="of:=[.C44]" office:value-type="float" office:value="46.9" calcext:value-type="float">
            <text:p>46,90</text:p>
          </table:table-cell>
          <table:table-cell office:value-type="string" calcext:value-type="string">
            <text:p>Wszystko powyżej</text:p>
          </table:table-cell>
        </table:table-row>
        <table:table-row table:style-name="ro1">
          <table:table-cell office:value-type="string" calcext:value-type="string">
            <text:p>Zbiornik Kolorowy</text:p>
          </table:table-cell>
          <table:table-cell table:style-name="ce8" office:value-type="float" office:value="44.2" calcext:value-type="float">
            <text:p>44,20</text:p>
          </table:table-cell>
          <table:table-cell table:style-name="ce8" office:value-type="float" office:value="44.6" calcext:value-type="float">
            <text:p>44,60</text:p>
          </table:table-cell>
          <table:table-cell table:style-name="ce8" table:formula="of:=[.B45]-(([.C45]-[.B45])/3)" office:value-type="float" office:value="44.0666666666667" calcext:value-type="float">
            <text:p>44,07</text:p>
          </table:table-cell>
          <table:table-cell table:style-name="ce8" table:formula="of:=(([.C45]-[.B45])/3)+[.B45]" office:value-type="float" office:value="44.3333333333333" calcext:value-type="float">
            <text:p>44,33</text:p>
          </table:table-cell>
          <table:table-cell table:style-name="ce8" table:formula="of:=((([.C45]-[.B45])/3)*2)+[.B45]" office:value-type="float" office:value="44.4666666666667" calcext:value-type="float">
            <text:p>44,47</text:p>
          </table:table-cell>
          <table:table-cell table:style-name="ce8" table:formula="of:=[.C45]" office:value-type="float" office:value="44.6" calcext:value-type="float">
            <text:p>44,60</text:p>
          </table:table-cell>
          <table:table-cell office:value-type="string" calcext:value-type="string">
            <text:p>Wszystko powyżej</text:p>
          </table:table-cell>
        </table:table-row>
        <table:table-row table:style-name="ro1">
          <table:table-cell office:value-type="string" calcext:value-type="string">
            <text:p>Zbiornik Uczniowska</text:p>
          </table:table-cell>
          <table:table-cell table:style-name="ce8" office:value-type="float" office:value="-0.5" calcext:value-type="float">
            <text:p>-0,50</text:p>
          </table:table-cell>
          <table:table-cell table:style-name="ce8" office:value-type="float" office:value="0.2" calcext:value-type="float">
            <text:p>0,20</text:p>
          </table:table-cell>
          <table:table-cell table:style-name="ce8" table:formula="of:=[.B46]-(([.C46]-[.B46])/3)" office:value-type="float" office:value="-0.733333333333333" calcext:value-type="float">
            <text:p>-0,73</text:p>
          </table:table-cell>
          <table:table-cell table:style-name="ce8" table:formula="of:=(([.C46]-[.B46])/3)+[.B46]" office:value-type="float" office:value="-0.266666666666667" calcext:value-type="float">
            <text:p>-0,27</text:p>
          </table:table-cell>
          <table:table-cell table:style-name="ce8" table:formula="of:=((([.C46]-[.B46])/3)*2)+[.B46]" office:value-type="float" office:value="-0.0333333333333334" calcext:value-type="float">
            <text:p>-0,03</text:p>
          </table:table-cell>
          <table:table-cell table:style-name="ce8" table:formula="of:=[.C46]" office:value-type="float" office:value="0.2" calcext:value-type="float">
            <text:p>0,20</text:p>
          </table:table-cell>
          <table:table-cell office:value-type="string" calcext:value-type="string">
            <text:p>Wszystko powyżej</text:p>
          </table:table-cell>
        </table:table-row>
        <table:table-row table:style-name="ro1" table:number-rows-repeated="2">
          <table:table-cell table:style-name="Default"/>
          <table:table-cell table:number-columns-repeated="7"/>
        </table:table-row>
        <table:table-row table:style-name="ro1" table:number-rows-repeated="126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number:number-style style:name="N110">
      <number:number number:decimal-places="3" loext:min-decimal-places="3" number:min-integer-digits="1"/>
    </number:number-style>
    <number:number-style style:name="N111">
      <number:number number:decimal-places="1" loext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18">00.00.0000</text:date>, <text:time style:data-style-name="N2" text:time-value="20:51:48.444001788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5T13:13:37.484000000</meta:creation-date>
    <dc:date>2018-09-18T21:22:54.359801709</dc:date>
    <meta:editing-duration>PT11M27S</meta:editing-duration>
    <meta:editing-cycles>3</meta:editing-cycles>
    <meta:generator>LibreOffice/6.0.6.2$Linux_X86_64 LibreOffice_project/00m0$Build-2</meta:generator>
    <meta:document-statistic meta:table-count="1" meta:cell-count="368" meta:object-count="0"/>
  </office:meta>
</office:document-meta>
</file>